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 analysis of </text:p>
      <text:p text:style-name="Standard">SEPTA Regional Rail </text:p>
      <text:p text:style-name="Standard">On-Time Performance</text:p>
      <text:p text:style-name="Standard"/>
      <text:p text:style-name="Standard">Presented by Will Entriken</text:p>
      <text:p text:style-name="Standard"/>
      <text:p text:style-name="Standard">25 January 2009</text:p>
      <text:p text:style-name="Standard"/>
      <text:p text:style-name="Standard"/>
      <text:p text:style-name="Standard">Executive Overview</text:p>
      <text:p text:style-name="Standard"/>
      <text:p text:style-name="Standard">Data was collected from the SEPTA website and analyzed over the past three months. The collected data provides visibility into which trains are late and why. This report shows how to change the train schedules to improve On-Time Performance and it provides a recommended schedule for each rail line. Also, some statistics are given for various rail lines, which highlight trains that require attention, and other statistics are shown for other lateness metrics. All data, statistics, and updated schedules in this report were collected automatically using a computer program, which can run on a standard web server. The methods in this report could be applied to other SEPTA services.</text:p>
      <text:p text:style-name="Standard"/>
      <text:p text:style-name="Standard"/>
      <text:p text:style-name="Standard">This report describes a software package and its outp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2T20:49:54</meta:creation-date>
    <meta:document-statistic meta:table-count="0" meta:image-count="0" meta:object-count="0" meta:page-count="1" meta:paragraph-count="8" meta:word-count="138" meta:character-count="875"/>
    <dc:date>2009-01-22T21:00:14</dc:date>
    <meta:editing-duration>PT00H10M20S</meta:editing-duration>
    <meta:editing-cycles>1</meta:editing-cycles>
    <meta:generator>OpenOffice.org/3.0$Unix OpenOffice.org_project/300m9$Build-9358</meta:generator>
  </office:meta>
</office:document-meta>
</file>